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8pt" officeooo:paragraph-rsid="0012a415" style:font-size-asian="15.75pt" style:font-size-complex="18pt"/>
    </style:style>
    <style:style style:name="P2" style:family="paragraph" style:parent-style-name="Standard" style:list-style-name="L1">
      <style:text-properties officeooo:paragraph-rsid="0012a415"/>
    </style:style>
    <style:style style:name="P3" style:family="paragraph" style:parent-style-name="Text_20_body">
      <style:text-properties fo:font-size="18pt" officeooo:paragraph-rsid="0012a415" style:font-size-asian="15.75pt" style:font-size-complex="18pt"/>
    </style:style>
    <style:style style:name="T1" style:family="text">
      <style:text-properties fo:color="#000000" loext:opacity="100%" fo:font-size="18pt" fo:font-weight="bold" style:font-size-asian="15.75pt" style:font-weight-asian="bold" style:font-size-complex="18pt" style:font-weight-complex="bold"/>
    </style:style>
    <style:style style:name="T2" style:family="text">
      <style:text-properties fo:font-size="18pt" style:font-size-asian="15.75pt" style:font-size-complex="18pt"/>
    </style:style>
    <style:style style:name="T3" style:family="text">
      <style:text-properties fo:font-size="18pt" fo:font-weight="bold" style:font-size-asian="15.75pt" style:font-weight-asian="bold" style:font-size-complex="18pt" style:font-weight-complex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e Benutzeroberfläche wurde entwickelt und folgende Elemente wurden hinzugefügt:</text:p>
      <text:list text:style-name="L1">
        <text:list-item>
          <text:p text:style-name="P2"><text:span text:style-name="T1">Label</text:span><text:span text:style-name="T2"> – zeigt die Anzahl der falschen Versuche des Benutzers an</text:span></text:p>
        </text:list-item>
        <text:list-item>
          <text:p text:style-name="P2"><text:span text:style-name="T3">Bild</text:span><text:span text:style-name="T2"> – zeigt das Bild des Galgens (7 Bilder wurden aus dem Internet heruntergeladen)</text:span></text:p>
        </text:list-item>
        <text:list-item>
          <text:p text:style-name="P2"><text:span text:style-name="T3">Label</text:span><text:span text:style-name="T2"> – zeigt den Fortschritt beim Erraten des Wortes</text:span></text:p>
        </text:list-item>
        <text:list-item>
          <text:p text:style-name="P2"><text:span text:style-name="T3">Eingabefeld</text:span><text:span text:style-name="T2"> – für die Eingabe eines Buchstabens durch den Benutzer</text:span></text:p>
        </text:list-item>
        <text:list-item>
          <text:p text:style-name="P2"><text:span text:style-name="T3">Button</text:span><text:span text:style-name="T2"> – zur Bestätigung der Eingabe</text:span></text:p>
        </text:list-item>
        <text:list-item>
          <text:p text:style-name="P2"><text:span text:style-name="T3">Button</text:span><text:span text:style-name="T2"> – zum Neustart des Spiels (wird während des Spiels nicht angezeigt)</text:span></text:p>
        </text:list-item>
        <text:list-item>
          <text:p text:style-name="P2"><text:span text:style-name="T3">Button</text:span><text:span text:style-name="T2"> – zum Beenden des Spiels (wird während des Spiels nicht angezeigt)</text:span></text:p>
        </text:list-item>
        <text:list-item>
          <text:p text:style-name="P2"><text:span text:style-name="T3">Label</text:span><text:span text:style-name="T2"> – zeigt den Text „Falsche Buchstaben“ an</text:span></text:p>
        </text:list-item>
        <text:list-item>
          <text:p text:style-name="P2"><text:span text:style-name="T3">Label</text:span><text:span text:style-name="T2"> – zeigt die falschen Buchstaben, die der Benutzer eingegeben hat</text:span></text:p>
        </text:list-item>
        <text:list-item>
          <text:p text:style-name="P2"><text:span text:style-name="T3">Label</text:span><text:span text:style-name="T2"> – zeigt dem Benutzer eine Nachricht, ob er gewonnen oder verloren hat </text:span></text:p>
        </text:list-item>
      </text:list>
      <text:p text:style-name="P1"/>
      <text:p text:style-name="P3">Es wurde auch eine Funktion hinzugefügt, die bei einer falschen Eingabe durch den Benutzer die Textfarbe des Entry auf Rot ändert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4T00:51:05.197529300</meta:creation-date>
    <dc:date>2025-06-04T09:05:23.138713200</dc:date>
    <meta:editing-duration>PT11M53S</meta:editing-duration>
    <meta:editing-cycles>2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2" meta:word-count="136" meta:character-count="862" meta:non-whitespace-character-count="737"/>
  </office:meta>
</office:document-meta>
</file>